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 office:value-type="string" calcext:value-type="string">
            <text:p>DIFF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8]+[.C29]" office:value-type="float" office:value="2292" calcext:value-type="float">
            <text:p>2292</text:p>
          </table:table-cell>
          <table:table-cell office:value-type="float" office:value="2398" calcext:value-type="float">
            <text:p>23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2292" calcext:value-type="float">
            <text:p>2292</text:p>
          </table:table-cell>
          <table:table-cell office:value-type="float" office:value="2426" calcext:value-type="float">
            <text:p>24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2292" calcext:value-type="float">
            <text:p>2292</text:p>
          </table:table-cell>
          <table:table-cell office:value-type="float" office:value="2454" calcext:value-type="float">
            <text:p>24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2292" calcext:value-type="float">
            <text:p>2292</text:p>
          </table:table-cell>
          <table:table-cell office:value-type="float" office:value="2482" calcext:value-type="float">
            <text:p>24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2292" calcext:value-type="float">
            <text:p>2292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2292" calcext:value-type="float">
            <text:p>2292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2292" calcext:value-type="float">
            <text:p>2292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2292" calcext:value-type="float">
            <text:p>2292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2292" calcext:value-type="float">
            <text:p>2292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2292" calcext:value-type="float">
            <text:p>2292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2292" calcext:value-type="float">
            <text:p>2292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2292" calcext:value-type="float">
            <text:p>2292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2292" calcext:value-type="float">
            <text:p>2292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2292" calcext:value-type="float">
            <text:p>2292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2292" calcext:value-type="float">
            <text:p>2292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292" calcext:value-type="float">
            <text:p>2292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292" calcext:value-type="float">
            <text:p>2292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292" calcext:value-type="float">
            <text:p>2292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292" calcext:value-type="float">
            <text:p>2292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292" calcext:value-type="float">
            <text:p>2292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292" calcext:value-type="float">
            <text:p>2292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292" calcext:value-type="float">
            <text:p>2292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292" calcext:value-type="float">
            <text:p>2292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292" calcext:value-type="float">
            <text:p>2292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292" calcext:value-type="float">
            <text:p>2292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292" calcext:value-type="float">
            <text:p>2292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292" calcext:value-type="float">
            <text:p>2292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292" calcext:value-type="float">
            <text:p>2292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292" calcext:value-type="float">
            <text:p>2292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292" calcext:value-type="float">
            <text:p>2292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292" calcext:value-type="float">
            <text:p>2292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292" calcext:value-type="float">
            <text:p>2292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292" calcext:value-type="float">
            <text:p>2292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292" calcext:value-type="float">
            <text:p>2292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292" calcext:value-type="float">
            <text:p>2292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292" calcext:value-type="float">
            <text:p>2292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292" calcext:value-type="float">
            <text:p>2292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292" calcext:value-type="float">
            <text:p>2292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292" calcext:value-type="float">
            <text:p>2292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292" calcext:value-type="float">
            <text:p>2292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292" calcext:value-type="float">
            <text:p>2292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292" calcext:value-type="float">
            <text:p>2292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292" calcext:value-type="float">
            <text:p>2292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292" calcext:value-type="float">
            <text:p>2292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292" calcext:value-type="float">
            <text:p>2292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292" calcext:value-type="float">
            <text:p>2292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292" calcext:value-type="float">
            <text:p>2292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292" calcext:value-type="float">
            <text:p>2292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292" calcext:value-type="float">
            <text:p>2292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292" calcext:value-type="float">
            <text:p>2292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292" calcext:value-type="float">
            <text:p>2292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292" calcext:value-type="float">
            <text:p>2292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292" calcext:value-type="float">
            <text:p>2292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292" calcext:value-type="float">
            <text:p>2292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292" calcext:value-type="float">
            <text:p>2292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292" calcext:value-type="float">
            <text:p>2292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292" calcext:value-type="float">
            <text:p>2292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292" calcext:value-type="float">
            <text:p>2292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292" calcext:value-type="float">
            <text:p>2292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292" calcext:value-type="float">
            <text:p>2292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292" calcext:value-type="float">
            <text:p>2292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292" calcext:value-type="float">
            <text:p>2292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292" calcext:value-type="float">
            <text:p>2292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292" calcext:value-type="float">
            <text:p>2292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292" calcext:value-type="float">
            <text:p>2292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292" calcext:value-type="float">
            <text:p>2292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292" calcext:value-type="float">
            <text:p>2292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292" calcext:value-type="float">
            <text:p>2292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292" calcext:value-type="float">
            <text:p>2292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292" calcext:value-type="float">
            <text:p>2292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292" calcext:value-type="float">
            <text:p>2292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292" calcext:value-type="float">
            <text:p>2292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292" calcext:value-type="float">
            <text:p>2292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292" calcext:value-type="float">
            <text:p>2292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292" calcext:value-type="float">
            <text:p>2292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292" calcext:value-type="float">
            <text:p>2292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292" calcext:value-type="float">
            <text:p>2292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292" calcext:value-type="float">
            <text:p>2292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292" calcext:value-type="float">
            <text:p>2292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292" calcext:value-type="float">
            <text:p>2292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292" calcext:value-type="float">
            <text:p>2292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292" calcext:value-type="float">
            <text:p>2292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292" calcext:value-type="float">
            <text:p>2292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292" calcext:value-type="float">
            <text:p>2292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292" calcext:value-type="float">
            <text:p>2292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292" calcext:value-type="float">
            <text:p>2292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292" calcext:value-type="float">
            <text:p>2292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292" calcext:value-type="float">
            <text:p>2292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292" calcext:value-type="float">
            <text:p>2292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292" calcext:value-type="float">
            <text:p>2292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292" calcext:value-type="float">
            <text:p>2292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292" calcext:value-type="float">
            <text:p>2292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292" calcext:value-type="float">
            <text:p>2292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292" calcext:value-type="float">
            <text:p>2292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292" calcext:value-type="float">
            <text:p>2292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292" calcext:value-type="float">
            <text:p>2292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292" calcext:value-type="float">
            <text:p>2292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292" calcext:value-type="float">
            <text:p>2292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292" calcext:value-type="float">
            <text:p>2292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292" calcext:value-type="float">
            <text:p>2292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292" calcext:value-type="float">
            <text:p>2292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292" calcext:value-type="float">
            <text:p>2292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292" calcext:value-type="float">
            <text:p>2292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292" calcext:value-type="float">
            <text:p>2292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292" calcext:value-type="float">
            <text:p>2292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292" calcext:value-type="float">
            <text:p>2292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292" calcext:value-type="float">
            <text:p>2292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292" calcext:value-type="float">
            <text:p>2292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292" calcext:value-type="float">
            <text:p>2292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292" calcext:value-type="float">
            <text:p>2292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292" calcext:value-type="float">
            <text:p>2292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292" calcext:value-type="float">
            <text:p>2292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292" calcext:value-type="float">
            <text:p>2292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292" calcext:value-type="float">
            <text:p>2292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292" calcext:value-type="float">
            <text:p>2292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292" calcext:value-type="float">
            <text:p>2292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292" calcext:value-type="float">
            <text:p>2292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292" calcext:value-type="float">
            <text:p>2292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292" calcext:value-type="float">
            <text:p>2292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292" calcext:value-type="float">
            <text:p>2292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292" calcext:value-type="float">
            <text:p>2292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292" calcext:value-type="float">
            <text:p>2292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292" calcext:value-type="float">
            <text:p>2292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292" calcext:value-type="float">
            <text:p>2292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292" calcext:value-type="float">
            <text:p>2292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292" calcext:value-type="float">
            <text:p>2292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292" calcext:value-type="float">
            <text:p>2292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292" calcext:value-type="float">
            <text:p>2292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292" calcext:value-type="float">
            <text:p>2292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292" calcext:value-type="float">
            <text:p>2292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292" calcext:value-type="float">
            <text:p>2292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292" calcext:value-type="float">
            <text:p>2292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292" calcext:value-type="float">
            <text:p>2292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292" calcext:value-type="float">
            <text:p>2292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292" calcext:value-type="float">
            <text:p>2292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292" calcext:value-type="float">
            <text:p>2292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292" calcext:value-type="float">
            <text:p>2292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292" calcext:value-type="float">
            <text:p>2292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292" calcext:value-type="float">
            <text:p>2292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292" calcext:value-type="float">
            <text:p>2292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292" calcext:value-type="float">
            <text:p>2292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292" calcext:value-type="float">
            <text:p>2292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292" calcext:value-type="float">
            <text:p>2292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292" calcext:value-type="float">
            <text:p>2292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292" calcext:value-type="float">
            <text:p>2292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292" calcext:value-type="float">
            <text:p>2292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292" calcext:value-type="float">
            <text:p>2292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292" calcext:value-type="float">
            <text:p>2292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292" calcext:value-type="float">
            <text:p>2292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292" calcext:value-type="float">
            <text:p>2292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292" calcext:value-type="float">
            <text:p>2292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292" calcext:value-type="float">
            <text:p>2292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292" calcext:value-type="float">
            <text:p>2292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292" calcext:value-type="float">
            <text:p>2292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292" calcext:value-type="float">
            <text:p>2292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292" calcext:value-type="float">
            <text:p>2292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292" calcext:value-type="float">
            <text:p>2292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06:22:00.996126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7-27T06:22:28.429512874</dc:date>
    <dc:creator>Spencer Hatch</dc:creator>
    <meta:editing-duration>PT19H47M19S</meta:editing-duration>
    <meta:editing-cycles>40</meta:editing-cycles>
    <meta:document-statistic meta:table-count="1" meta:cell-count="848" meta:object-count="0"/>
  </office:meta>
</office:document-meta>
</file>